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2591in"/>
    </style:style>
    <style:style style:name="co4" style:family="table-column">
      <style:table-column-properties fo:break-before="auto" style:column-width="0.2929in"/>
    </style:style>
    <style:style style:name="co5" style:family="table-column">
      <style:table-column-properties fo:break-before="auto" style:column-width="0.7563in"/>
    </style:style>
    <style:style style:name="co6" style:family="table-column">
      <style:table-column-properties fo:break-before="auto" style:column-width="0.4866in"/>
    </style:style>
    <style:style style:name="co7" style:family="table-column">
      <style:table-column-properties fo:break-before="auto" style:column-width="0.9138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igiKey #</text:p>
          </table:table-cell>
          <table:table-cell table:style-name="ce1" office:value-type="string">
            <text:p>#</text:p>
          </table:table-cell>
          <table:table-cell table:style-name="ce1" office:value-type="string">
            <text:p>Unit Cost</text:p>
          </table:table-cell>
          <table:table-cell table:style-name="ce1" office:value-type="string">
            <text:p>Total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U1 – U3</text:p>
          </table:table-cell>
          <table:table-cell office:value-type="string">
            <text:p>optoisolators</text:p>
          </table:table-cell>
          <table:table-cell office:value-type="string">
            <text:p><text:a xlink:href="http://search.digikey.com/scripts/DkSearch/dksus.dll?Detail&amp;name=MOCD213M-ND">MOCD213M-ND</text:a>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table:formula="of:=[.D2]*[.E2]" office:value-type="float" office:value="3.36">
            <text:p>3.36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X1, X2</text:p>
          </table:table-cell>
          <table:table-cell office:value-type="string">
            <text:p>OSMC headers</text:p>
          </table:table-cell>
          <table:table-cell table:style-name="ce2" office:value-type="string">
            <text:p><text:a xlink:href="http://search.digikey.com/scripts/DkSearch/dksus.dll?Detail?name=MHB10K-ND">MHB10K-ND</text:a></text:p>
          </table:table-cell>
          <table:table-cell office:value-type="float" office:value="2">
            <text:p>2</text:p>
          </table:table-cell>
          <table:table-cell office:value-type="float" office:value="1.66">
            <text:p>1.66</text:p>
          </table:table-cell>
          <table:table-cell table:formula="of:=[.D3]*[.E3]" office:value-type="float" office:value="3.32">
            <text:p>3.3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|_ housing</text:p>
          </table:table-cell>
          <table:table-cell office:value-type="string">
            <text:p><text:a xlink:href="http://search.digikey.com/scripts/DkSearch/dksus.dll?Detail&amp;name=MKC10E-ND">MKC10E-ND</text:a>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formula="of:=[.D4]*[.E4]" office:value-type="float" office:value="1.6">
            <text:p>1.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train relief</text:p>
          </table:table-cell>
          <table:table-cell office:value-type="string">
            <text:p><text:a xlink:href="http://search.digikey.com/scripts/DkSearch/dksus.dll?Detail&amp;name=MESR10-ND">MESR10-ND</text:a></text:p>
          </table:table-cell>
          <table:table-cell office:value-type="float" office:value="4">
            <text:p>4</text:p>
          </table:table-cell>
          <table:table-cell office:value-type="float" office:value="0.19">
            <text:p>0.19</text:p>
          </table:table-cell>
          <table:table-cell table:formula="of:=[.D5]*[.E5]" office:value-type="float" office:value="0.76">
            <text:p>0.76</text:p>
          </table:table-cell>
          <table:table-cell table:number-columns-repeated="1018"/>
        </table:table-row>
        <table:table-row table:style-name="ro1">
          <table:table-cell office:value-type="string">
            <text:p>X3, X4</text:p>
          </table:table-cell>
          <table:table-cell office:value-type="string">
            <text:p>current sensor headers</text:p>
          </table:table-cell>
          <table:table-cell office:value-type="string">
            <text:p><text:a xlink:href="http://search.digikey.com/scripts/DkSearch/dksus.dll?Detail?name=A19470-ND">A19470-ND</text:a>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table:formula="of:=[.D6]*[.E6]"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|_ housing</text:p>
          </table:table-cell>
          <table:table-cell office:value-type="string">
            <text:p><text:a xlink:href="http://search.digikey.com/scripts/DkSearch/dksus.dll?Detail?name=A19491-ND">A19491-ND</text:a></text:p>
          </table:table-cell>
          <table:table-cell office:value-type="float" office:value="2">
            <text:p>2</text:p>
          </table:table-cell>
          <table:table-cell office:value-type="float" office:value="0.16">
            <text:p>0.16</text:p>
          </table:table-cell>
          <table:table-cell table:formula="of:=[.D7]*[.E7]" office:value-type="float" office:value="0.32">
            <text:p>0.32</text:p>
          </table:table-cell>
          <table:table-cell table:number-columns-repeated="1018"/>
        </table:table-row>
        <table:table-row table:style-name="ro1">
          <table:table-cell office:value-type="string">
            <text:p>X5</text:p>
          </table:table-cell>
          <table:table-cell office:value-type="string">
            <text:p>joystick header</text:p>
          </table:table-cell>
          <table:table-cell office:value-type="string">
            <text:p><text:a xlink:href="http://search.digikey.com/scripts/DkSearch/dksus.dll?Detail&amp;name=A1922-ND">A1922-ND</text:a></text:p>
          </table:table-cell>
          <table:table-cell office:value-type="float" office:value="1">
            <text:p>1</text:p>
          </table:table-cell>
          <table:table-cell office:value-type="float" office:value="0.31">
            <text:p>0.31</text:p>
          </table:table-cell>
          <table:table-cell table:formula="of:=[.D8]*[.E8]" office:value-type="float" office:value="0.31">
            <text:p>0.3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|_ housing</text:p>
          </table:table-cell>
          <table:table-cell office:value-type="string">
            <text:p><text:a xlink:href="http://search.digikey.com/scripts/DkSearch/dksus.dll?Detail&amp;name=A19492-ND">A19492-ND</text:a>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table:formula="of:=[.D9]*[.E11]" office:value-type="float" office:value="0.15">
            <text:p>0.15</text:p>
          </table:table-cell>
          <table:table-cell table:number-columns-repeated="1018"/>
        </table:table-row>
        <table:table-row table:style-name="ro1">
          <table:table-cell office:value-type="string">
            <text:p>X6</text:p>
          </table:table-cell>
          <table:table-cell office:value-type="string">
            <text:p>joystick enable header</text:p>
          </table:table-cell>
          <table:table-cell office:value-type="string">
            <text:p><text:a xlink:href="http://search.digikey.com/scripts/DkSearch/dksus.dll?Detail&amp;name=A1921-ND">A1921-ND</text:a>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formula="of:=[.D10]*[.E10]" office:value-type="float" office:value="0.3">
            <text:p>0.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|_ housing</text:p>
          </table:table-cell>
          <table:table-cell office:value-type="string">
            <text:p><text:a xlink:href="http://search.digikey.com/scripts/DkSearch/dksus.dll?Detail&amp;name=A19490-ND">A19490-ND</text:a>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table:formula="of:=[.D11]*[.E11]" office:value-type="float" office:value="0.15">
            <text:p>0.15</text:p>
          </table:table-cell>
          <table:table-cell table:number-columns-repeated="1018"/>
        </table:table-row>
        <table:table-row table:style-name="ro1">
          <table:table-cell office:value-type="string">
            <text:p>X7</text:p>
          </table:table-cell>
          <table:table-cell office:value-type="string">
            <text:p>motor encoders header</text:p>
          </table:table-cell>
          <table:table-cell office:value-type="string">
            <text:p><text:a xlink:href="http://search.digikey.com/scripts/DkSearch/dksus.dll?Detail&amp;name=A1923-ND">A1923-ND</text:a>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table:formula="of:=[.D12]*[.E12]" office:value-type="float" office:value="0.32">
            <text:p>0.3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|_ housing</text:p>
          </table:table-cell>
          <table:table-cell office:value-type="string">
            <text:p><text:a xlink:href="http://search.digikey.com/scripts/DkSearch/dksus.dll?Detail&amp;name=A19494-ND">A19494-ND</text:a>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  <table:table-cell table:formula="of:=[.D13]*[.E13]" office:value-type="float" office:value="0.22">
            <text:p>0.22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/>
          <table:table-cell office:value-type="string">
            <text:p>crimps</text:p>
          </table:table-cell>
          <table:table-cell office:value-type="string">
            <text:p><text:a xlink:href="http://search.digikey.com/scripts/DkSearch/dksus.dll?Detail&amp;name=A19520-ND">A19520-ND</text:a></text:p>
          </table:table-cell>
          <table:table-cell office:value-type="float" office:value="50">
            <text:p>50</text:p>
          </table:table-cell>
          <table:table-cell office:value-type="float" office:value="0.0826">
            <text:p>0.08</text:p>
          </table:table-cell>
          <table:table-cell table:formula="of:=[.D14]*[.E14]" office:value-type="float" office:value="4.13">
            <text:p>4.13</text:p>
          </table:table-cell>
          <table:table-cell table:number-columns-repeated="2"/>
          <table:table-cell table:style-name="ce4"/>
          <table:table-cell table:style-name="ce5" table:number-columns-repeated="2"/>
          <table:table-cell table:number-columns-repeated="1013"/>
        </table:table-row>
        <table:table-row table:style-name="ro1">
          <table:table-cell office:value-type="string">
            <text:p>J1 – J4</text:p>
          </table:table-cell>
          <table:table-cell office:value-type="string">
            <text:p>Arduino headers</text:p>
          </table:table-cell>
          <table:table-cell office:value-type="string">
            <text:p><text:a xlink:href="http://search.digikey.com/scripts/DkSearch/dksus.dll?lang=en&amp;site=US&amp;KeyWords=wm6436&amp;x=0&amp;y=0">WM6436-ND</text:a></text:p>
          </table:table-cell>
          <table:table-cell office:value-type="float" office:value="1">
            <text:p>1</text:p>
          </table:table-cell>
          <table:table-cell office:value-type="float" office:value="1.74">
            <text:p>1.74</text:p>
          </table:table-cell>
          <table:table-cell table:formula="of:=[.D15]*[.E15]" office:value-type="float" office:value="1.74">
            <text:p>1.74</text:p>
          </table:table-cell>
          <table:table-cell table:number-columns-repeated="2"/>
          <table:table-cell table:style-name="ce4"/>
          <table:table-cell table:style-name="ce5" table:number-columns-repeated="2"/>
          <table:table-cell table:number-columns-repeated="1013"/>
        </table:table-row>
        <table:table-row table:style-name="ro1">
          <table:table-cell office:value-type="string">
            <text:p>R1 – R10</text:p>
          </table:table-cell>
          <table:table-cell office:value-type="string">
            <text:p>1 kΩ resistors</text:p>
          </table:table-cell>
          <table:table-cell office:value-type="string">
            <text:p><text:a xlink:href="http://search.digikey.com/scripts/DkSearch/dksus.dll?Detail&amp;name=311-1.0KGRCT-ND">311-1.0KGRCT-ND</text:a></text:p>
          </table:table-cell>
          <table:table-cell office:value-type="float" office:value="10">
            <text:p>10</text:p>
          </table:table-cell>
          <table:table-cell office:value-type="float" office:value="0.064">
            <text:p>0.06</text:p>
          </table:table-cell>
          <table:table-cell table:formula="of:=[.D16]*[.E16]" office:value-type="float" office:value="0.64">
            <text:p>0.64</text:p>
          </table:table-cell>
          <table:table-cell table:number-columns-repeated="2"/>
          <table:table-cell table:style-name="ce4"/>
          <table:table-cell table:style-name="ce5" table:number-columns-repeated="2"/>
          <table:table-cell table:number-columns-repeated="1013"/>
        </table:table-row>
        <table:table-row table:style-name="ro1">
          <table:table-cell office:value-type="string">
            <text:p>R11 – R16</text:p>
          </table:table-cell>
          <table:table-cell office:value-type="string">
            <text:p>10 kΩ resistors</text:p>
          </table:table-cell>
          <table:table-cell office:value-type="string">
            <text:p><text:a xlink:href="http://search.digikey.com/scripts/DkSearch/dksus.dll?Detail&amp;name=311-10KGRCT-ND">311-10KGRCT-ND</text:a></text:p>
          </table:table-cell>
          <table:table-cell office:value-type="float" office:value="6">
            <text:p>6</text:p>
          </table:table-cell>
          <table:table-cell office:value-type="float" office:value="0.064">
            <text:p>0.06</text:p>
          </table:table-cell>
          <table:table-cell table:formula="of:=[.D17]*[.E17]" office:value-type="float" office:value="0.384">
            <text:p>0.38</text:p>
          </table:table-cell>
          <table:table-cell table:number-columns-repeated="2"/>
          <table:table-cell table:style-name="ce4"/>
          <table:table-cell table:style-name="ce5" table:number-columns-repeated="2"/>
          <table:table-cell table:number-columns-repeated="1013"/>
        </table:table-row>
        <table:table-row table:style-name="ro1">
          <table:table-cell office:value-type="string">
            <text:p>C1 – C6</text:p>
          </table:table-cell>
          <table:table-cell office:value-type="string">
            <text:p>100nF capacitors</text:p>
          </table:table-cell>
          <table:table-cell office:value-type="string">
            <text:p><text:a xlink:href="http://search.digikey.com/scripts/DkSearch/dksus.dll?Detail&amp;name=399-1100-1-ND">399-1100-1-ND</text:a>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formula="of:=[.D18]*[.E18]" office:value-type="float" office:value="0.12">
            <text:p>0.12</text:p>
          </table:table-cell>
          <table:table-cell table:number-columns-repeated="1018"/>
        </table:table-row>
        <table:table-row table:style-name="ro1">
          <table:table-cell office:value-type="string">
            <text:p>C7 – C10</text:p>
          </table:table-cell>
          <table:table-cell office:value-type="string">
            <text:p>2.2 uF capacitors</text:p>
          </table:table-cell>
          <table:table-cell office:value-type="string">
            <text:p><text:a xlink:href="http://search.digikey.com/scripts/DkSearch/dksus.dll?Detail&amp;name=587-1265-1-ND">587-1265-1-ND</text:a></text:p>
          </table:table-cell>
          <table:table-cell office:value-type="float" office:value="4">
            <text:p>4</text:p>
          </table:table-cell>
          <table:table-cell office:value-type="float" office:value="0.099">
            <text:p>0.1</text:p>
          </table:table-cell>
          <table:table-cell table:formula="of:=[.D19]*[.E19]" office:value-type="float" office:value="0.396">
            <text:p>0.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SUM([.F2:.F19])" office:value-type="float" office:value="18.82">
            <text:p>18.8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joystic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ibbon c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urrent sensor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otor encoders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2">08/12/2009</text:date>, <text:time>20:3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5T19:22:22</meta:creation-date>
    <meta:generator>OpenOffice.org/3.0$Linux OpenOffice.org_project/300m15$Build-9379</meta:generator>
    <dc:date>2009-08-12T20:30:41</dc:date>
    <meta:editing-duration>PT36H10M05S</meta:editing-duration>
    <meta:editing-cycles>51</meta:editing-cycles>
    <meta:document-statistic meta:table-count="1" meta:cell-count="112" meta:object-count="0"/>
    <meta:user-defined meta:name="Info 1"/>
    <meta:user-defined meta:name="Info 2"/>
    <meta:user-defined meta:name="Info 3"/>
    <meta:user-defined meta:name="Info 4"/>
  </office:meta>
</office:document-meta>
</file>